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82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0.71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shapes>
          <draw:frame draw:z-index="0" draw:style-name="gr1" draw:text-style-name="P1" svg:width="15.999cm" svg:height="8.999cm" svg:x="25.936cm" svg:y="68.285cm">
            <draw:object draw:notify-on-update-of-ranges="'e-p-wifi'.A1:'e-p-wifi'.A193 'e-p-wifi'.F1:'e-p-wifi'.F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ur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1 (degres C)</text:p>
          </table:table-cell>
          <table:table-cell office:value-type="string" calcext:value-type="string">
            <text:p>T2 (degres C)</text:p>
          </table:table-cell>
          <table:table-cell office:value-type="string" calcext:value-type="string">
            <text:p>Tcons (degres C)</text:p>
          </table:table-cell>
          <table:table-cell office:value-type="string" calcext:value-type="string">
            <text:p><text:s/>Vusb (mV)</text:p>
          </table:table-cell>
          <table:table-cell office:value-type="string" calcext:value-type="string">
            <text:p>Vbat (mV)</text:p>
          </table:table-cell>
          <table:table-cell office:value-type="string" calcext:value-type="string">
            <text:p>ibat (mA)</text:p>
          </table:table-cell>
          <table:table-cell office:value-type="string" calcext:value-type="string">
            <text:p>V33 (mV)</text:p>
          </table:table-cell>
          <table:table-cell office:value-type="string" calcext:value-type="string">
            <text:p>Ec (joul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5212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6.4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38.53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3.40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7.70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0.0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0.7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1.50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2.20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3.56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5.47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6.6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7.8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8.3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8.8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59.9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60.4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60.89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1.8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62.2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2.7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3.1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3.9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4.3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4.7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5.12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5.49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5.8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6.20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6.54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6.8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7.19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7.51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7.82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8.12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68.4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8.70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9.5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9.77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70.0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70.27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70.5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70.9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1.2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1.42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1.63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1.83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23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42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61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79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2.97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14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8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3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64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8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3.9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1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39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5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6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4.79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4.9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5.05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5.1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5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75.63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74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84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0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2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33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42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60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68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76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8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07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2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35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41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4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54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77.6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7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77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7.99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04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08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1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18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22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2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3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39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43</text:p>
          </table:table-cell>
          <table:table-cell office:value-type="string" calcext:value-type="string">
            <text:p>5212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4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51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5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58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6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6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72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7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81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84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87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89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92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78.95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8.97</text:p>
          </table:table-cell>
          <table:table-cell office:value-type="string" calcext:value-type="string">
            <text:p>5212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0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02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05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07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10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14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16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18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2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6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22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8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24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26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28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6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7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3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6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3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9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39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0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42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4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1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2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4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49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3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0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2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4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3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304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8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5.5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8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6.00</text:p>
          </table:table-cell>
          <table:table-cell office:value-type="string" calcext:value-type="string">
            <text:p>0/0/0</text:p>
          </table:table-cell>
          <table:table-cell office:value-type="string" calcext:value-type="string">
            <text:p>02:00: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79.56</text:p>
          </table:table-cell>
          <table:table-cell office:value-type="string" calcext:value-type="string">
            <text:p>521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6T17:56:09.263642252</dc:date>
    <meta:editing-duration>PT7M9S</meta:editing-duration>
    <meta:editing-cycles>1</meta:editing-cycles>
    <meta:document-statistic meta:table-count="1" meta:cell-count="1739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7.387cm" svg:y="0.18cm" chart:style-name="ch2">
          <text:p>Tcons</text:p>
        </chart:subtitle>
        <chart:legend chart:legend-position="end" svg:x="0cm" svg:y="0cm" style:legend-expansion="high" chart:style-name="ch3"/>
        <chart:plot-area chart:style-name="ch4" table:cell-range-address="'e-p-wifi'.A1:'e-p-wifi'.A193 'e-p-wifi'.F1:'e-p-wifi'.F193" chart:data-source-has-labels="both" svg:x="0.32cm" svg:y="1.043cm" svg:width="15.15cm" svg:height="7.777cm">
          <chartooo:coordinate-region svg:x="0.941cm" svg:y="1.242cm" svg:width="14.529cm" svg:height="7.3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